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019529" officeooo:paragraph-rsid="000dcccc"/>
    </style:style>
    <style:style style:name="P2" style:family="paragraph" style:parent-style-name="Standard">
      <style:text-properties style:text-underline-style="none" officeooo:rsid="000102d4" officeooo:paragraph-rsid="000dcccc"/>
    </style:style>
    <style:style style:name="P3" style:family="paragraph" style:parent-style-name="Standard">
      <style:text-properties style:text-underline-style="solid" style:text-underline-width="auto" style:text-underline-color="font-color" officeooo:rsid="000102d4" officeooo:paragraph-rsid="000dcccc"/>
    </style:style>
    <style:style style:name="P4" style:family="paragraph" style:parent-style-name="Standard">
      <style:text-properties style:text-underline-style="none" officeooo:rsid="00123e44" officeooo:paragraph-rsid="000f92e1"/>
    </style:style>
    <style:style style:name="P5" style:family="paragraph" style:parent-style-name="Standard">
      <style:text-properties style:text-underline-style="none" officeooo:rsid="000102d4" officeooo:paragraph-rsid="000dcccc"/>
    </style:style>
    <style:style style:name="P6" style:family="paragraph" style:parent-style-name="Standard">
      <style:paragraph-properties fo:text-align="justify" style:justify-single-word="false"/>
      <style:text-properties style:text-underline-style="none" officeooo:rsid="000102d4" officeooo:paragraph-rsid="00208188"/>
    </style:style>
    <style:style style:name="P7" style:family="paragraph" style:parent-style-name="Standard">
      <style:text-properties style:text-underline-style="none" officeooo:rsid="000102d4" officeooo:paragraph-rsid="0020d626"/>
    </style:style>
    <style:style style:name="P8" style:family="paragraph" style:parent-style-name="Standard">
      <style:text-properties style:text-underline-style="none" officeooo:rsid="00019529" officeooo:paragraph-rsid="000dcccc"/>
    </style:style>
    <style:style style:name="P9" style:family="paragraph" style:parent-style-name="Standard">
      <style:text-properties style:text-underline-style="none" fo:font-weight="normal" officeooo:rsid="00019529" officeooo:paragraph-rsid="000dcccc" style:font-weight-asian="normal" style:font-weight-complex="normal"/>
    </style:style>
    <style:style style:name="P10" style:family="paragraph" style:parent-style-name="Standard">
      <style:text-properties style:text-underline-style="none" officeooo:rsid="001d88de" officeooo:paragraph-rsid="000dcccc"/>
    </style:style>
    <style:style style:name="P11" style:family="paragraph" style:parent-style-name="Standard">
      <style:text-properties style:text-underline-style="none" officeooo:rsid="001d88de" officeooo:paragraph-rsid="001d88de"/>
    </style:style>
    <style:style style:name="P12" style:family="paragraph" style:parent-style-name="Standard">
      <style:text-properties style:text-underline-style="none" officeooo:rsid="001d88de" officeooo:paragraph-rsid="001f2dc8"/>
    </style:style>
    <style:style style:name="P13" style:family="paragraph" style:parent-style-name="Standard">
      <style:text-properties style:text-underline-style="none" officeooo:rsid="001d88de" officeooo:paragraph-rsid="00208188"/>
    </style:style>
    <style:style style:name="P14" style:family="paragraph" style:parent-style-name="Standard">
      <style:text-properties style:text-underline-style="none" officeooo:rsid="001d88de" officeooo:paragraph-rsid="0020d626"/>
    </style:style>
    <style:style style:name="P15" style:family="paragraph" style:parent-style-name="Standard">
      <style:text-properties style:text-underline-style="solid" style:text-underline-width="auto" style:text-underline-color="font-color" officeooo:rsid="000102d4" officeooo:paragraph-rsid="000dcccc"/>
    </style:style>
    <style:style style:name="P16" style:family="paragraph" style:parent-style-name="Standard">
      <style:text-properties officeooo:paragraph-rsid="001d88de"/>
    </style:style>
    <style:style style:name="P17" style:family="paragraph" style:parent-style-name="Standard">
      <style:text-properties officeooo:paragraph-rsid="0020d626"/>
    </style:style>
    <style:style style:name="T1" style:family="text">
      <style:text-properties fo:font-weight="bold" style:font-weight-asian="bold" style:font-weight-complex="bold"/>
    </style:style>
    <style:style style:name="T2" style:family="text">
      <style:text-properties fo:font-weight="bold" officeooo:rsid="00019529" style:font-weight-asian="bold" style:font-weight-complex="bold"/>
    </style:style>
    <style:style style:name="T3" style:family="text">
      <style:text-properties fo:font-weight="bold" officeooo:rsid="00160ca2" style:font-weight-asian="bold" style:font-weight-complex="bold"/>
    </style:style>
    <style:style style:name="T4" style:family="text">
      <style:text-properties fo:font-weight="bold" officeooo:rsid="00180a67" style:font-weight-asian="bold" style:font-weight-complex="bold"/>
    </style:style>
    <style:style style:name="T5" style:family="text">
      <style:text-properties fo:font-weight="bold" officeooo:rsid="0019a56b" style:font-weight-asian="bold" style:font-weight-complex="bold"/>
    </style:style>
    <style:style style:name="T6" style:family="text">
      <style:text-properties fo:font-weight="bold" officeooo:rsid="00208188" style:font-weight-asian="bold" style:font-weight-complex="bold"/>
    </style:style>
    <style:style style:name="T7" style:family="text">
      <style:text-properties fo:font-weight="bold" officeooo:rsid="0020d626" style:font-weight-asian="bold" style:font-weight-complex="bold"/>
    </style:style>
    <style:style style:name="T8" style:family="text">
      <style:text-properties officeooo:rsid="00019529"/>
    </style:style>
    <style:style style:name="T9" style:family="text">
      <style:text-properties style:text-underline-style="none"/>
    </style:style>
    <style:style style:name="T10" style:family="text">
      <style:text-properties style:text-underline-style="none" officeooo:rsid="00019529"/>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019529" style:font-weight-asian="bold" style:font-weight-complex="bold"/>
    </style:style>
    <style:style style:name="T13" style:family="text">
      <style:text-properties style:text-underline-style="none" officeooo:rsid="0019a56b"/>
    </style:style>
    <style:style style:name="T14" style:family="text">
      <style:text-properties style:text-underline-style="none" officeooo:rsid="001d88de"/>
    </style:style>
    <style:style style:name="T15" style:family="text">
      <style:text-properties officeooo:rsid="00160ca2"/>
    </style:style>
    <style:style style:name="T16" style:family="text">
      <style:text-properties officeooo:rsid="00180a67"/>
    </style:style>
    <style:style style:name="T17" style:family="text">
      <style:text-properties officeooo:rsid="0019a56b"/>
    </style:style>
    <style:style style:name="T18" style:family="text">
      <style:text-properties officeooo:rsid="001a3ad5"/>
    </style:style>
    <style:style style:name="T19" style:family="text">
      <style:text-properties officeooo:rsid="001a60eb"/>
    </style:style>
    <style:style style:name="T20" style:family="text">
      <style:text-properties officeooo:rsid="001f2dc8"/>
    </style:style>
    <style:style style:name="T21" style:family="text">
      <style:text-properties style:text-position="super 58%" officeooo:rsid="001f2dc8"/>
    </style:style>
    <style:style style:name="T22" style:family="text">
      <style:text-properties style:text-position="super 58%" officeooo:rsid="0020d626"/>
    </style:style>
    <style:style style:name="T23" style:family="text">
      <style:text-properties style:text-position="0% 100%"/>
    </style:style>
    <style:style style:name="T24" style:family="text">
      <style:text-properties style:text-position="0% 100%" officeooo:rsid="001f2dc8"/>
    </style:style>
    <style:style style:name="T25" style:family="text">
      <style:text-properties style:text-position="0% 100%" fo:font-weight="bold" officeooo:rsid="001f2dc8" style:font-weight-asian="bold" style:font-weight-complex="bold"/>
    </style:style>
    <style:style style:name="T26" style:family="text">
      <style:text-properties style:text-position="0% 100%" fo:font-weight="bold" officeooo:rsid="0020d626" style:font-weight-asian="bold" style:font-weight-complex="bold"/>
    </style:style>
    <style:style style:name="T27" style:family="text">
      <style:text-properties style:text-position="0% 100%" officeooo:rsid="00208188"/>
    </style:style>
    <style:style style:name="T28" style:family="text">
      <style:text-properties style:text-position="0% 100%" officeooo:rsid="0020d626"/>
    </style:style>
    <style:style style:name="T29" style:family="text">
      <style:text-properties officeooo:rsid="0020d6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Erstellung der Similarity Matrix</text:p>
      <text:p text:style-name="P3"/>
      <text:p text:style-name="P6">- <text:span text:style-name="T2">um screenshots zu kriegen </text:span><text:span text:style-name="T6">wurden</text:span><text:span text:style-name="T1"> </text:span><text:span text:style-name="T2">in <text:s/></text:span><text:span text:style-name="T6">der </text:span><text:span text:style-name="T2">memory game app änderungen gemacht:</text:span></text:p>
      <text:p text:style-name="P2">- <text:span text:style-name="T18">mapping für color blindness und normalen modus analysiert </text:span></text:p>
      <text:p text:style-name="P2">- <text:span text:style-name="T8">wenn man auf eine karte klickt werden alle karten umgedreht und nicht wieder zurück gedreht. (neue action erstelllt im code die aufgerufen wird)</text:span></text:p>
      <text:p text:style-name="P2">- <text:span text:style-name="T8">eine globale liste speichert für jedes spiel die namen der farben in der reihenfolge der karten auf dem feld</text:span></text:p>
      <text:p text:style-name="P2">- <text:span text:style-name="T8">diese liste wird bei jedem umdrehen der karten erweitert und in der konsole ausgegeben</text:span></text:p>
      <text:p text:style-name="P2">- <text:span text:style-name="T8">n-mal das glare effect spiel gestartet, karten umgedreht, screenshot gemacht mit emulator und wieder in das menu zurück</text:span></text:p>
      <text:p text:style-name="P2">- <text:span text:style-name="T8">am ende liste in einer text datei gespeichert um originale farben für die screenshots zu wissen</text:span></text:p>
      <text:p text:style-name="P2">- <text:span text:style-name="T15">screenshots um farben extrahiert für: Original modus, color blindness und glare effect</text:span></text:p>
      <text:p text:style-name="P10"/>
      <text:p text:style-name="P2">- <text:span text:style-name="T1">Um sicher zu gehen dass die Werte die ich berechnet habe korrekt sind </text:span></text:p>
      <text:p text:style-name="P3"><text:span text:style-name="T11">wurde</text:span><text:span text:style-name="T12">n diverse Dinge getan: </text:span></text:p>
      <text:p text:style-name="P3"><text:span text:style-name="T9">- </text:span><text:span text:style-name="T10">cie1976 und cie2000 ergebnisse </text:span><text:span text:style-name="T13">für color blindness</text:span><text:span text:style-name="T10"> mit 1 – (wert / 100) gescaled und mit den Werten von Markus für color blindness verglichen. Ziel war die selben Werte für einen screenshot von color blindness zu kriegen. Das würde bedeuten meine werte werden richtig berechnet.</text:span></text:p>
      <text:p text:style-name="P3"><text:span text:style-name="T10">- </text:span><text:span text:style-name="T13">da werte nicht nur zwiachen 0 und 100 sind kann scaling nicht korrekt sein. Zum beispiel 153.</text:span></text:p>
      <text:p text:style-name="P1">- das mapping für color blindness war anders als das für glare effect und original</text:p>
      <text:p text:style-name="P1">- mapping aus memory game app analysiert </text:p>
      <text:p text:style-name="P1">- Problem: selbst nach anpassung des mappings keine seiner werte erhalten</text:p>
      <text:p text:style-name="P1">- <text:span text:style-name="T16">Es war nicht möglich herauszufinden was mit diesen werten für color blindness gemacht wurde (auch nach Nachfrage bei Markus)</text:span></text:p>
      <text:p text:style-name="P1">- <text:span text:style-name="T16">deshalb nicht mehr mit den werten für color blindness verglichen.</text:span></text:p>
      <text:p text:style-name="P1">- <text:span text:style-name="T5">anderer weg:</text:span></text:p>
      <text:p text:style-name="P9">- <text:span text:style-name="T18">da werte für glare effect schlecht zu überprüfen sind aufgrund der verschiedenen pixel werte an verschiednene positionen innerhaklb der karte wurde mit den originalen farben getestet</text:span></text:p>
      <text:p text:style-name="P1">- <text:span text:style-name="T17">Überprüfung ob extraktion der farben und der berieche korrekt ist: Mit gimp bei originalen farben (also ohne glare effect oder color blind) überprüft ob die rgb werte der bilder mit den extrahierten übereinstimmen</text:span></text:p>
      <text:p text:style-name="P1">- <text:span text:style-name="T17">mit online color difference calculator überprüft ob für die rgb werte die korrekte distanzen mit cie1976 und cie2000 rauskommen</text:span></text:p>
      <text:p text:style-name="P1">- <text:span text:style-name="T19">MinMax skalierung mit maximum distanz aus allen erstellten matrizen aus den screenshots</text:span></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 <text:span text:style-name="T3">berechnet wie viele screenshots man braucht </text:span><text:span text:style-name="T4">für glare effect</text:span><text:span text:style-name="T3">:</text:span></text:p>
      <text:p text:style-name="P14">- 14 karten, je zwei gleiche</text:p>
      <text:p text:style-name="P17"><text:span text:style-name="T14">- betrachtet man 2 farben deren distanz dargestellt werden soll dann gibt es zwei fälle:</text:span></text:p>
      <text:p text:style-name="P14"><text:tab/>1. Die farben sind unterschiedlich: Dann gibt es in jedem Bild genau 4 kombinationen an <text:tab/>Positionen für diese Farb kombi (weil es zwei karten pro farbe gibt und <text:s/>somit 2 * 2 = 4 <text:tab/>kombinationen)</text:p>
      <text:p text:style-name="P14"><text:tab/>2. Die Farben sind gleich: Dann gibt es in jedem bild genau eine kombination an Positionen <text:tab/>für diese Farb kombi</text:p>
      <text:p text:style-name="P14">- Betrachten wir zunächst den ersten fall:</text:p>
      <text:p text:style-name="P14"><text:tab/>- für zwei unterschiedliche Farben, bsw. Grün und braun, gibt es 14 * 13 = <text:span text:style-name="T1">182 </text:span>verschiedene <text:tab/>Positionskombinationen (13 pro karten index. Nicht 14 weil man nicht die selben karten <text:tab/>betrachtet)</text:p>
      <text:p text:style-name="P14"><text:tab/>- die mathematische Frage ist nun: Wie viele screenshots muss ich nehmen um eine <text:tab/>bestimmte Kombination mit 95% Wahrscheinlichkeit in der Berechnung zu beachten</text:p>
      <text:p text:style-name="P14"><text:tab/>- da man in diesem fall in jedem bild 4 kombinationen hat ist die wahrscheinlichkeit in <text:tab/>einem bild die bestimmte positionskombination zu kriegen 4/182 = 0,021978021978022‬</text:p>
      <text:p text:style-name="P14"><text:tab/>- <text:span text:style-name="T20">die gegenwahrscheinlichkeit ist 1 – </text:span>0,021978021978022‬ <text:span text:style-name="T20">= 0,978021978021978</text:span></text:p>
      <text:p text:style-name="P14"><text:tab/>- <text:span text:style-name="T20">mit der formel: 1 – 0,978021978021978</text:span><text:span text:style-name="T21">n</text:span><text:span text:style-name="T24"> &gt;= 0,95 kann man die anzahl screenshots <text:tab/>bestimmen die benötigt sind um diese Kombination mit 95% zu erhalten</text:span></text:p>
      <text:p text:style-name="P14"><text:span text:style-name="T24"><text:tab/>- nach umformumg ergibt sich ungefähr n &gt;= 134, 57. </text:span><text:span text:style-name="T25">Also mindestens 135 Screenshots</text:span><text:span text:style-name="T24">.</text:span></text:p>
      <text:p text:style-name="P14"><text:span text:style-name="T24">- Betrachten wir nun den zweiten fall:</text:span></text:p>
      <text:p text:style-name="P14"><text:span text:style-name="T24"><text:tab/>- wir haben nur eine positionskombination pro bild</text:span></text:p>
      <text:p text:style-name="P14"><text:span text:style-name="T24"><text:tab/>- aber es gibt nicht 182 verschiedene Kombinationen: Da die farben gleich sind gibt es wenn <text:tab/>man für jeden index alle kombinationen nimmt, jede Kombination doppelt. Besipielsweise <text:tab/>einmal erste grüne karte an index 0 und zweite gründe karte an index 1 und dann nochmal <text:tab/>zweite grüne karte an index 0 und erste gründe karte an index 1. <text:s/>Man kann jede zweite <text:tab/>solche Kombination auslassen da sie gleich sind. Das bedeutet die tatsächliche Anzahl an <text:tab/>verschiednen positionskombinationen für gleich farbige karten beträgt 182/2 = 91</text:span></text:p>
      <text:p text:style-name="P14"><text:span text:style-name="T24"><text:tab/>- es stellt sich nun die selbe mathematische frage wie im ersten fall: </text:span><text:span text:style-name="T23">Wie viele screenshots <text:tab/>muss ich nehmen um eine bestimmte Kombination mit 95% Wahrscheinlichkeit in der <text:tab/>Berechnung zu beachten</text:span></text:p>
      <text:p text:style-name="P14"><text:span text:style-name="T23"><text:tab/>- </text:span><text:span text:style-name="T24">da man in diesem fall eine positionskombination pro bild hat ist die wahrscheinlichkeit in <text:tab/>einem bild eine bestimmte positionskombination zu krigen 1/91 = 0,010989010989011‬</text:span></text:p>
      <text:p text:style-name="P14"><text:span text:style-name="T24"><text:tab/>- </text:span><text:span text:style-name="T27">die gegenwahrscheinlichkeit ist 1 – </text:span><text:span text:style-name="T24">0,010989010989011‬ </text:span><text:span text:style-name="T27">= 0,989010989010989</text:span></text:p>
      <text:p text:style-name="P14"><text:span text:style-name="T27"><text:tab/>- </text:span><text:span text:style-name="T28">mit selber formel wie oben: 1 – </text:span><text:span text:style-name="T27">0,989010989010989</text:span><text:span text:style-name="T22">n </text:span><text:span text:style-name="T28">&gt;= 0,95 erhält man ungefähr</text:span></text:p>
      <text:p text:style-name="P14"><text:span text:style-name="T28"><text:tab/>n &gt;= 271,11. </text:span><text:span text:style-name="T26">Also mindestens 272 screenshots.</text:span></text:p>
      <text:p text:style-name="P14">- <text:span text:style-name="T29">Da man im zweiten fall mehr screenshots braucht als im ersten, decken </text:span><text:span text:style-name="T7">272</text:span><text:span text:style-name="T29"> screenshots auch den ersten fall ab</text:span></text:p>
      <text:p text:style-name="P14">- <text:span text:style-name="T29">da einer dieser fälle in jedem bild für alle forb kombinationen eintritt hat man also in jedem bild für alle farb kobinationen entweder 4 oder eine positionskombination</text:span></text:p>
      <text:p text:style-name="P14">- <text:span text:style-name="T29">da mit 272 screenshots die wahrscheinlichkeit eine bestimmte positionskombination einer bestimmten farbkombination zu integrieren über 95% liegt erhält man auch mit selber wahrscheinlichkeit alle möglichen Kombinationen mit 272 screenshot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3:34:58.126000000</meta:creation-date>
    <dc:date>2020-04-28T14:49:25.492000000</dc:date>
    <meta:editing-duration>PT39M50S</meta:editing-duration>
    <meta:editing-cycles>24</meta:editing-cycles>
    <meta:generator>LibreOffice/6.1.1.2$Windows_X86_64 LibreOffice_project/5d19a1bfa650b796764388cd8b33a5af1f5baa1b</meta:generator>
    <meta:document-statistic meta:table-count="0" meta:image-count="0" meta:object-count="0" meta:page-count="2" meta:paragraph-count="46" meta:word-count="861" meta:character-count="5403" meta:non-whitespace-character-count="4549"/>
  </office:meta>
</office:document-meta>
</file>